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What are safe ways to sign into your computer?</text:p>
      <text:p text:style-name="Text_20_body">Many of you have being using computers for a while. But you might not have thought about the safest or most secure ways to sign into your computer.</text:p>
      <text:p text:style-name="Text_20_body">Whether you are using a Mac or PC, there are many ways to safely sign into your computer.</text:p>
      <text:p text:style-name="Text_20_body">The first thing you should do is to make sure that your computer is password protected.</text:p>
      <text:p text:style-name="Text_20_body">For Windows users, start by opening the Start menu and selecting Settings. From there, go to Accounts and then Sign-in options. You can then set up a password for your computer.</text:p>
      <text:p text:style-name="Text_20_body"><text:span text:style-name="Emphasis">Note: If you encounter any difficulties or are using a different version of Windows, refer to the official Microsoft documentation or support resources for detailed instructions tailored to your specific version.</text:span></text:p>
      <text:p text:style-name="Text_20_body">When creating your password, make sure it is a long and complex password. You can use a combination of letters, numbers and special characters to make it more secure.</text:p>
      <text:p text:style-name="Text_20_body">Choosing an easy password like <text:span text:style-name="Source_20_Text">12345</text:span> or <text:span text:style-name="Source_20_Text">password</text:span> is not a good idea. These are easy to guess and can be easily hacked.</text:p>
      <text:p text:style-name="Text_20_body">Also, do not use passwords based on personal information like your name, birthday, or address. Those are also easy for hackers to guess.</text:p>
      <text:p text:style-name="Text_20_body">When you create your password, it is also a good idea to setup two-factor authentication (2FA). 2FA serves as an extra layer of security and requires a second form of verification to ensure that the person trying to access the account is indeed the authorized user.</text:p>
      <text:p text:style-name="Text_20_body">If you are a Mac user, you can click on the Apple menu and then go to system settings. From there you can go to Users &amp; Groups and set up a password for your computer.</text:p>
      <text:p text:style-name="Text_20_body">Some Mac computers come with a touch ID feature, which is often considered more secure than regular passwords. This feature allows you to sign into your computer using your fingerprint.</text:p>
      <text:p text:style-name="Text_20_body">For Windows users, the Windows Hello feature offers a more secure way to sign in. It uses biometric methods such as facial recognition or fingerprints for authentication, providing an alternative to traditional passwords.</text:p>
      <text:p text:style-name="Text_20_body">After you finish watching these set of lecture videos, I urge you to look into these additional security features and set them up on your computer so that you can keep your computer safe and secure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20T14:59:19.325000000</meta:creation-date>
    <dc:date>2025-03-20T14:59:31.635000000</dc:date>
    <meta:editing-duration>PT12S</meta:editing-duration>
    <meta:editing-cycles>1</meta:editing-cycles>
    <meta:document-statistic meta:table-count="0" meta:image-count="0" meta:object-count="0" meta:page-count="1" meta:paragraph-count="14" meta:word-count="389" meta:character-count="2214" meta:non-whitespace-character-count="1839"/>
    <meta:generator>LibreOffice/7.3.4.2$Windows_X86_64 LibreOffice_project/728fec16bd5f605073805c3c9e7c4212a0120dc5</meta:generator>
  </office:meta>
</office:document-meta>
</file>